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6" svg:font-family="Ebrima"/>
    <style:font-face style:name="Ebrima3" svg:font-family="Ebrima" style:font-adornments="Regular"/>
    <style:font-face style:name="Ebrima4" svg:font-family="Ebrima" style:font-adornments="Standard"/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5" svg:font-family="Ebrima" style:font-pitch="variable"/>
    <style:font-face style:name="Ebrima2" svg:font-family="Ebrima" style:font-adornments="Regular" style:font-pitch="variable"/>
    <style:font-face style:name="Mangal2" svg:font-family="Mangal" style:font-pitch="variable"/>
    <style:font-face style:name="Microsoft YaHei2" svg:font-family="'Microsoft YaHei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ahoma2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line-height="150%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8pt" style:font-size-complex="28pt"/>
    </style:style>
    <style:style style:name="P4" style:family="paragraph">
      <style:text-properties fo:font-size="24pt" style:font-size-asian="32pt" style:font-size-complex="32pt"/>
    </style:style>
    <style:style style:name="P5" style:family="paragraph">
      <style:text-properties fo:font-size="32pt" style:font-size-asian="44pt" style:font-size-complex="44pt"/>
    </style:style>
    <style:style style:name="P6" style:family="paragraph">
      <style:text-properties fo:font-size="28pt" style:font-size-asian="40pt" style:font-size-complex="40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Calibri3" style:font-name-asian="Calibri3" style:font-name-complex="Calibri3"/>
    </style:style>
    <style:style style:name="T3" style:family="text">
      <style:text-properties style:font-name="Calibri2" style:font-name-asian="Calibri3" style:font-name-complex="Calibri3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6" style:family="text">
      <style:text-properties style:font-name="Calibri2" fo:font-style="normal" style:font-name-asian="Calibri3" style:font-style-asian="normal" style:font-name-complex="Calibri3" style:font-style-complex="normal"/>
    </style:style>
    <style:style style:name="T7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8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9" style:family="text">
      <style:text-properties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0" style:family="text">
      <style:text-properties style:font-name-asian="Calibri3" style:font-name-complex="Calibri3"/>
    </style:style>
    <style:style style:name="T11" style:family="text">
      <style:text-properties style:text-position="33% 58%" style:font-name="Calibri2" style:font-name-asian="Calibri3" style:font-name-complex="Calibri3"/>
    </style:style>
    <style:style style:name="T12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text-position="33% 58%" style:font-name="Calibri2" fo:font-style="normal" style:font-name-asian="Calibri3" style:font-style-asian="normal" style:font-name-complex="Calibri3" style:font-style-complex="normal"/>
    </style:style>
    <style:style style:name="T15" style:family="text">
      <style:text-properties style:font-name="Calibri2" fo:font-style="normal" style:text-underline-style="none" fo:font-weight="bold" style:font-name-asian="Calibri3" style:font-style-asian="normal" style:font-weight-asian="bold" style:font-name-complex="Calibri3" style:font-style-complex="normal" style:font-weight-complex="bold"/>
    </style:style>
    <style:style style:name="T16" style:family="text">
      <style:text-properties style:font-name="Calibri2" fo:font-style="normal" fo:font-weight="bold" style:font-name-asian="Calibri3" style:font-style-asian="normal" style:font-weight-asian="bold" style:font-name-complex="Calibri3" style:font-style-complex="normal" style:font-weight-complex="bold"/>
    </style:style>
    <style:style style:name="T17" style:family="text">
      <style:text-properties style:text-position="33% 58%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22pt" style:font-size-asian="28pt" style:font-size-complex="28pt"/>
    </style:style>
    <style:style style:name="T20" style:family="text">
      <style:text-properties fo:font-size="22pt" fo:font-style="italic" style:font-size-asian="28pt" style:font-style-asian="italic" style:font-size-complex="28pt" style:font-style-complex="italic"/>
    </style:style>
    <style:style style:name="T21" style:family="text">
      <style:text-properties style:text-position="-33% 58%" fo:font-size="22pt" style:font-size-asian="28pt" style:font-size-complex="28pt"/>
    </style:style>
    <style:style style:name="T22" style:family="text">
      <style:text-properties style:text-position="-33% 58%"/>
    </style:style>
    <style:style style:name="T23" style:family="text">
      <style:text-properties fo:font-size="24pt" style:font-size-asian="32pt" style:font-size-complex="32pt"/>
    </style:style>
    <style:style style:name="T24" style:family="text">
      <style:text-properties fo:font-size="32pt" style:font-size-asian="44pt" style:font-size-complex="44pt"/>
    </style:style>
    <style:style style:name="T25" style:family="text">
      <style:text-properties fo:font-size="32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26" style:family="text">
      <style:text-properties style:text-position="-33% 58%" fo:font-size="32pt" style:font-size-asian="44pt" style:font-size-complex="44pt"/>
    </style:style>
    <style:style style:name="T27" style:family="text">
      <style:text-properties fo:font-size="32pt" fo:font-style="italic" style:font-size-asian="44pt" style:font-style-asian="italic" style:font-size-complex="44pt" style:font-style-complex="italic"/>
    </style:style>
    <style:style style:name="T28" style:family="text">
      <style:text-properties style:text-position="-33% 58%" style:font-name="Calibri2" style:font-name-asian="Calibri3" style:font-name-complex="Calibri3"/>
    </style:style>
    <style:style style:name="T29" style:family="text">
      <style:text-properties style:font-name="Calibri2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style:font-name="Ebrima4" style:font-name-asian="Ebrima4" style:font-name-complex="Ebrima4"/>
    </style:style>
    <style:style style:name="T32" style:family="text">
      <style:text-properties fo:font-size="24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3" style:family="text">
      <style:text-properties fo:font-size="28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Stromdichte und Stromstärke definier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Stromdichte ist der Vektor, dessen Richtung durch die Bewegungsrichtung der elektrischen Ladung gegeben ist und dessen Betrag der pro Zeiteinheit durch die Flächeneinheit senkrecht zur Stromrichtung transportierten Ladung entspricht.</text:p>
            <text:p/>
            <text:p>Die Stromstärke ist die den Leiterquerschnitt in der Zeiteinheit durchsetzende Ladungsmenge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ie Kontinuitätsgleichung?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 text:style-name="P1">Sie ist unmittelbar mit dem Ladungserhaltungssatz verknüpft. In der Magnetostatik interessiert nur der stationäre Fall<text:tab/><text:tab/><text:tab/>, was zwangsläufig div <text:span text:style-name="T1">j</text:span> <text:span text:style-name="T2">≡</text:span><text:span text:style-name="T3"> 0 nach sich zieht.</text:span></text:p>
          </draw:text-box>
        </draw:frame>
        <draw:frame draw:style-name="gr2" draw:text-style-name="P2" draw:layer="layout" svg:width="5.556cm" svg:height="1.997cm" svg:x="11.221cm" svg:y="6.501cm">
          <text:p/>
          <draw:object xlink:href="../Kontinuitätsgleichung.odf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.022cm" svg:height="1.997cm" svg:x="20.088cm" svg:y="10.151cm">
          <text:p/>
          <draw:object xlink:href="../stationärer%20Fall%20der%20Kontinuitätsgleichung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eiten Sie die Kirchhoff ’sche Knotenregel ab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10.612cm" svg:height="5.387cm" svg:x="8.693cm" svg:y="7.806cm">
          <text:p/>
          <draw:object xlink:href="../Kirchhoff'sche%20Knotenregel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Ohm’sche Gesetz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4">U</text:span> = <text:span text:style-name="T4">I</text:span> <text:span text:style-name="T2">∙</text:span><text:span text:style-name="T3"> </text:span><text:span text:style-name="T5">R</text:span></text:p>
            <text:p><text:span text:style-name="T6"/></text:p>
            <text:p><text:span text:style-name="T6">Der in einem elektrischen Leiter fließende Strom </text:span><text:span text:style-name="T5">I</text:span><text:span text:style-name="T6"> ist der angelegten Spannung </text:span><text:span text:style-name="T5">U</text:span><text:span text:style-name="T6"> proportional.</text:span></text:p>
            <text:p><text:span text:style-name="T6">Die elektrische Leitfähigkeit </text:span><text:span text:style-name="T7">σ</text:span><text:span text:style-name="T6">(</text:span><text:span text:style-name="T8">r</text:span><text:span text:style-name="T6">) hängt nicht vom Feld </text:span><text:span text:style-name="T8">E</text:span><text:span text:style-name="T6"> ab.</text:span></text:p>
            <text:p><text:span text:style-name="T6"/></text:p>
            <text:p><text:span text:style-name="T6">ACHTUNG: </text:span><text:span text:style-name="T7">σ</text:span><text:span text:style-name="T6">(</text:span><text:span text:style-name="T8">r</text:span><text:span text:style-name="T6">) ist hier nicht die Flächenladungsdichte, sondern die elektrische Leitfähigke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Ohm’sche Gesetz in lokalen Größen formulier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9">j</text:span><text:span text:style-name="T10">(</text:span><text:span text:style-name="T9">r</text:span><text:span text:style-name="T10">) = </text:span><text:span text:style-name="T2">σ</text:span><text:span text:style-name="T3">(</text:span><text:span text:style-name="T8">r</text:span><text:span text:style-name="T3">) </text:span><text:span text:style-name="T2">∙</text:span><text:span text:style-name="T3"> </text:span><text:span text:style-name="T8">E</text:span><text:span text:style-name="T3">(</text:span><text:span text:style-name="T8">r</text:span><text:span text:style-name="T3">)</text:span></text:p>
            <text:p><text:span text:style-name="T3"/></text:p>
            <text:p><text:span text:style-name="T3">Die Stromdichte </text:span><text:span text:style-name="T8">j</text:span><text:span text:style-name="T3">(</text:span><text:span text:style-name="T8">r</text:span><text:span text:style-name="T3">) ist der elektrischen Feldstärke </text:span><text:span text:style-name="T8">E</text:span><text:span text:style-name="T3">(</text:span><text:span text:style-name="T8">r</text:span><text:span text:style-name="T3">) und der elektrischen Leitfähigkeit </text:span><text:span text:style-name="T2">σ</text:span><text:span text:style-name="T3">(</text:span><text:span text:style-name="T8">r</text:span><text:span text:style-name="T3">) proportional</text:span></text:p>
            <text:p><text:span text:style-name="T3"/></text:p>
            <text:p><text:span text:style-name="T6">ACHTUNG: </text:span><text:span text:style-name="T7">σ</text:span><text:span text:style-name="T6">(</text:span><text:span text:style-name="T8">r</text:span><text:span text:style-name="T6">) ist hier nicht die Flächenladungsdichte, sondern die elektrische Leitfähigke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er elektrische Widerstand <text:span text:style-name="T4">R</text:span> eine Materialkonstante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Nein,</text:p>
            <text:p>er hängt von den Abmessungen des elektrischen Leiters sowie der Temperatur ab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spezifische elektrische Widerstand definier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er spezifische elektrische Widerstand <text:span text:style-name="T2">ρ</text:span><text:span text:style-name="T3">(</text:span><text:span text:style-name="T8">r</text:span><text:span text:style-name="T3">)</text:span> ist die reziproke elektrische Leitfähigkeit, also:</text:p>
            <text:p/>
            <text:p><text:span text:style-name="T2">ρ</text:span><text:span text:style-name="T3">(</text:span><text:span text:style-name="T8">r</text:span><text:span text:style-name="T3">) = </text:span><text:span text:style-name="T2">σ</text:span><text:span text:style-name="T11">-1</text:span><text:span text:style-name="T3">(</text:span><text:span text:style-name="T8">r</text:span><text:span text:style-name="T3">)</text:span></text:p>
            <text:p><text:span text:style-name="T3"/></text:p>
            <text:p><text:span text:style-name="T3"/></text:p>
            <text:p><text:span text:style-name="T3">ACHTUNG: </text:span><text:span text:style-name="T2">ρ entspricht hier nicht der Ladungsdichte </text:span><text:span text:style-name="T12">ρ</text:span><text:span text:style-name="T2">, so wie σ nicht der Flächenladungsdichte </text:span><text:span text:style-name="T12">σ</text:span><text:span text:style-name="T2"> entsprich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Stromfaden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Einen linienförmigen Strom <text:span text:style-name="T4">I</text:span> längs eines Weges <text:span text:style-name="T4">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utet das begleitende Dreibein beim Stromfaden? Wie sieht der Übergang vom Strom aus?</text:p>
          </draw:text-box>
        </draw:frame>
        <draw:frame presentation:style-name="pr2" draw:layer="layout" svg:width="25.199cm" svg:height="12.397cm" svg:x="1.4cm" svg:y="7.359cm" presentation:class="subtitle" presentation:user-transformed="true">
          <draw:text-box>
            <text:p>Man parametrisiert <text:span text:style-name="T4">C</text:span> nach der Bogenlänge <text:span text:style-name="T4">S</text:span>. d<text:span text:style-name="T1">f</text:span> ist das orientierte Flächenelement um <text:span text:style-name="T4">C</text:span><text:span text:style-name="T13">: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>Der Übergang zum Stromfaden geschieht also durch die Ersetzung: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draw:frame draw:style-name="gr2" draw:text-style-name="P2" draw:layer="layout" svg:width="18.584cm" svg:height="8.864cm" svg:x="4.707cm" svg:y="9.967cm">
          <text:p/>
          <draw:object xlink:href="../Stromfaden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groß ist die von einem Feld <text:span text:style-name="T1">E</text:span> an einer Ladungsdichte bewirkte Leistung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13">d</text:span><text:span text:style-name="T4">P</text:span> = <text:span text:style-name="T1">E</text:span>(<text:span text:style-name="T1">r</text:span>) <text:span text:style-name="T2">∙</text:span><text:span text:style-name="T3"> </text:span><text:span text:style-name="T8">j</text:span><text:span text:style-name="T3">(</text:span><text:span text:style-name="T8">r</text:span><text:span text:style-name="T3">) d</text:span><text:span text:style-name="T11">3</text:span><text:span text:style-name="T5">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wird die von einem Feld <text:span text:style-name="T1">E</text:span> an einer Ladungsdichte bewirkte Leistung berechnet? Skizziere die Herleitung!</text:p>
          </draw:text-box>
        </draw:frame>
        <draw:frame presentation:style-name="pr2" draw:layer="layout" svg:width="25.199cm" svg:height="12.179cm" svg:x="1.4cm" svg:y="7.914cm" presentation:class="subtitle" presentation:user-transformed="true">
          <draw:text-box>
            <text:p><text:span text:style-name="T13">Betrachtet man eine allgemeine Ladungsdichte </text:span><text:span text:style-name="T12">ρ</text:span><text:span text:style-name="T6">(</text:span><text:span text:style-name="T8">r</text:span><text:span text:style-name="T6">), so ist die vom Feld am Volumenelement verrichtete Leistung:</text:span></text:p>
            <text:p><text:span text:style-name="T13">d</text:span><text:span text:style-name="T4">P</text:span><text:span text:style-name="T13"> = [</text:span><text:span text:style-name="T12">ρ</text:span><text:span text:style-name="T6">(</text:span><text:span text:style-name="T8">r</text:span><text:span text:style-name="T6">)d</text:span><text:span text:style-name="T14">3</text:span><text:span text:style-name="T5">r</text:span><text:span text:style-name="T13">] </text:span><text:span text:style-name="T1">E</text:span><text:span text:style-name="T13">(</text:span><text:span text:style-name="T1">r</text:span><text:span text:style-name="T13">) </text:span><text:span text:style-name="T7">∙</text:span><text:span text:style-name="T6"> </text:span><text:span text:style-name="T8">v</text:span><text:span text:style-name="T6">(</text:span><text:span text:style-name="T8">r</text:span><text:span text:style-name="T6">)</text:span> = <text:span text:style-name="T1">E</text:span>(<text:span text:style-name="T1">r</text:span>) <text:span text:style-name="T2">∙</text:span><text:span text:style-name="T3"> </text:span><text:span text:style-name="T8">j</text:span><text:span text:style-name="T3">(</text:span><text:span text:style-name="T8">r</text:span><text:span text:style-name="T3">) d</text:span><text:span text:style-name="T11">3</text:span><text:span text:style-name="T5">r</text:span><text:span text:style-name="T6"> .</text:span></text:p>
            <text:p><text:span text:style-name="T6"/></text:p>
            <text:p><text:span text:style-name="T6">Dies führt zum Begriff der </text:span><text:span text:style-name="T15">Leistungsdichte </text:span><text:span text:style-name="T6"><text:s/></text:span><text:span text:style-name="T8">j</text:span><text:span text:style-name="T6">(</text:span><text:span text:style-name="T8">r</text:span><text:span text:style-name="T6">) </text:span><text:span text:style-name="T7">∙</text:span><text:span text:style-name="T6"> </text:span><text:span text:style-name="T8">E</text:span><text:span text:style-name="T6">(</text:span><text:span text:style-name="T8">r</text:span><text:span text:style-name="T6">).</text:span></text:p>
            <text:p><text:span text:style-name="T6"/></text:p>
            <text:p><text:span text:style-name="T6">Die gesamte, vom Feld </text:span><text:span text:style-name="T8">E</text:span><text:span text:style-name="T6"> an dem System im Volumen </text:span><text:span text:style-name="T5">V</text:span><text:span text:style-name="T6"> bewirkte </text:span><text:span text:style-name="T16">Leistung</text:span><text:span text:style-name="T6"> </text:span><text:span text:style-name="T5">P</text:span><text:span text:style-name="T6"> beträgt dann:</text:span></text:p>
          </draw:text-box>
        </draw:frame>
        <draw:frame draw:style-name="gr2" draw:text-style-name="P2" draw:layer="layout" svg:width="7.159cm" svg:height="3.267cm" svg:x="10.42cm" svg:y="6.566cm">
          <text:p/>
          <draw:object xlink:href="../Verschiebungsleistung.odf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layout" svg:width="7.689cm" svg:height="1.888cm" svg:x="10.155cm" svg:y="18.655cm">
          <text:p/>
          <draw:object xlink:href="../Leistung%20im%20Feld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Verlustleistung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4">P</text:span> = <text:span text:style-name="T4">R</text:span> <text:span text:style-name="T4">I</text:span><text:span text:style-name="T17">2</text:span> ist die Leistung, die beim Durchgang des Stromes <text:span text:style-name="T4">I</text:span> durch den Ohm'schen <text:span text:style-name="T18">Verbraucher</text:span> <text:span text:style-name="T4">R</text:span> auftritt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experimentelle Beobachtung bildet die Grundlage der Magnetostatik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as Ampère'sche Gesetz, welches die Wechselwirkung zwischen zwei stromführenden Leitern (<text:span text:style-name="T4">Stromfäden</text:span>) beschreibt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Ampère'sche Gesetz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12.486cm" svg:height="2.564cm" svg:x="7.756cm" svg:y="9.217cm">
          <text:p/>
          <draw:object xlink:href="../Ampere'sches%20Gesetz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3" draw:layer="layout" svg:width="25.199cm" svg:height="3.506cm" svg:x="1.4cm" svg:y="0.83cm" presentation:class="title" presentation:user-transformed="true">
          <draw:text-box>
            <text:p><text:span text:style-name="T19">Formulieren Sie die Kraft zwischen zwei von stationären Strömen </text:span><text:span text:style-name="T20">I</text:span><text:span text:style-name="T21">1</text:span><text:span text:style-name="T19"> und </text:span><text:span text:style-name="T20">I</text:span><text:span text:style-name="T21">2</text:span><text:span text:style-name="T19"> durchflossenen Leiterschleifen </text:span><text:span text:style-name="T20">C</text:span><text:span text:style-name="T21">1</text:span><text:span text:style-name="T19">, </text:span><text:span text:style-name="T20">C</text:span><text:span text:style-name="T21">2</text:span><text:span text:style-name="T19">. Gilt </text:span><text:span text:style-name="T20">actio gleich reactio</text:span><text:span text:style-name="T19">?</text:span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Mit</text:p>
            <text:p>d<text:span text:style-name="T1">r</text:span><text:span text:style-name="T22">1</text:span> × (d<text:span text:style-name="T1">r</text:span><text:span text:style-name="T22">2</text:span> × <text:span text:style-name="T1">r</text:span><text:span text:style-name="T22">12</text:span>) = d<text:span text:style-name="T1">r</text:span><text:span text:style-name="T22">2</text:span>(d<text:span text:style-name="T1">r</text:span><text:span text:style-name="T22">1</text:span> · <text:span text:style-name="T1">r</text:span><text:span text:style-name="T22">12</text:span>) − <text:span text:style-name="T1">r</text:span><text:span text:style-name="T22">12</text:span>(d<text:span text:style-name="T1">r</text:span><text:span text:style-name="T22">1</text:span> · d<text:span text:style-name="T1">r</text:span><text:span text:style-name="T22">2</text:span>)</text:p>
            <text:p>erhält man aus dem Ampère'schen Gesetz:</text:p>
            <text:p/>
            <text:p/>
            <text:p/>
            <text:p>Es gilt <text:span text:style-name="T1">F</text:span><text:span text:style-name="T22">12</text:span> = -<text:span text:style-name="T1">F</text:span><text:span text:style-name="T22">21</text:span></text:p>
          </draw:text-box>
        </draw:frame>
        <draw:frame draw:style-name="gr2" draw:text-style-name="P2" draw:layer="layout" svg:width="11.429cm" svg:height="2.564cm" svg:x="8.285cm" svg:y="10.717cm">
          <text:p/>
          <draw:object xlink:href="../Kraft%20zwischen%20zwei%20Leitern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4" draw:layer="layout" svg:width="25.199cm" svg:height="3.506cm" svg:x="1.4cm" svg:y="0.835cm" presentation:class="title" presentation:user-transformed="true">
          <draw:text-box>
            <text:p><text:span text:style-name="T23">Wie kann man die Kraftwirkung zwischen Strömen zur Festlegung der Maßeinheit des elektrischen Stromes ausnutzen?</text:span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Man betrachtet zwei unendlich lange, parallele, gerade Stromfäden im Abstand von 1m, die von gleichen Strömen <text:span text:style-name="T4">I</text:span><text:span text:style-name="T22">1</text:span> = <text:span text:style-name="T4">I</text:span><text:span text:style-name="T22">2</text:span> = <text:span text:style-name="T4">I</text:span> durchflossen werden. <text:span text:style-name="T4">I</text:span> beträgt gerade 1 A, wenn dadurch auf einen1m langen Leiterabschnitt eine Kraft <text:s/>von 2 · 10<text:span text:style-name="T17">−7</text:span> N ausgeübt wird.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durch ist die magnetische Induktion definier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nalog zum elektrischen Feld, welches über die Coulomb-Kraft zwischen zwei Punktladungen definiert wird, definiert man die durch den Strom <text:span text:style-name="T4">I</text:span><text:span text:style-name="T22">2</text:span> in der Schleife <text:span text:style-name="T4">C</text:span><text:span text:style-name="T22">2</text:span> erzeugte magnetische Induktion durch das <text:span text:style-name="T18">Biot‑Savart‑Gesetz</text:span>:</text:p>
          </draw:text-box>
        </draw:frame>
        <draw:frame draw:style-name="gr2" draw:text-style-name="P2" draw:layer="layout" svg:width="9.876cm" svg:height="2.564cm" svg:x="9.061cm" svg:y="13.717cm">
          <text:p/>
          <draw:object xlink:href="../Magnetische%20Induktion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24">Wie drückt man die Kraft </text:span><text:span text:style-name="T25">F</text:span><text:span text:style-name="T26">12</text:span><text:span text:style-name="T24"> mittels des vom Strom </text:span><text:span text:style-name="T27">I</text:span><text:span text:style-name="T26">2</text:span><text:span text:style-name="T24"> erzeugten </text:span><text:span text:style-name="T25">B</text:span><text:span text:style-name="T24">-Felds aus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8.377cm" svg:height="1.974cm" svg:x="9.811cm" svg:y="9.512cm">
          <text:p/>
          <draw:object xlink:href="../F12%20mit%20B2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auf beliebige Stromdichten <text:span text:style-name="T1">j</text:span>(<text:span text:style-name="T1">r</text:span>) verallgemeinerte Biot-Savart-Gesetz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12.421cm" svg:height="2.294cm" svg:x="7.789cm" svg:y="9.352cm">
          <text:p/>
          <draw:object xlink:href="../Allgemeines%20Biot-Savart-Gesetz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groß ist die Kraft, die auf eine Stromdichte <text:span text:style-name="T1">j</text:span>(<text:span text:style-name="T1">r</text:span>) von einem von einer anderen Stromdichte erzeugten <text:span text:style-name="T1">B</text:span>-Feld ausgeübt wird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8.48cm" svg:height="1.27cm" svg:x="9.759cm" svg:y="9.864cm">
          <text:p/>
          <draw:object xlink:href="../Kraft%20eines%20B-Felds%20auf%20andere%20Stromdichte%20j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ässt sich <text:span text:style-name="T1">B</text:span> als Rotation eines Vektorfelds schreiben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Mit</text:p>
            <text:p/>
            <text:p/>
            <text:p/>
            <text:p/>
            <text:p>schreibt man</text:p>
            <text:p/>
            <text:p/>
            <text:p/>
            <text:p><text:span text:style-name="T1">B</text:span> = rot <text:span text:style-name="T1">A</text:span></text:p>
          </draw:text-box>
        </draw:frame>
        <draw:frame draw:style-name="gr2" draw:text-style-name="P2" draw:layer="layout" svg:width="21.878cm" svg:height="4.741cm" svg:x="3.06cm" svg:y="6.329cm">
          <text:p/>
          <draw:object xlink:href="../Umformung%20Biot-Savart%20Rotation.odf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2" draw:layer="layout" svg:width="11.375cm" svg:height="2.192cm" svg:x="8.312cm" svg:y="12.503cm">
          <text:p/>
          <draw:object xlink:href="../Biot-Savart%20Rotation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<text:span text:style-name="T18">homogene</text:span> Maxwell-Gleichung der Magnetostatik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v <text:span text:style-name="T1">B</text:span> = 0</text:p>
            <text:p/>
            <text:p>(die magnetische Induktion ist ein reines Rotationsfeld und als solches Quellenfrei)</text:p>
            <text:p/>
            <text:p>in integraler Form mithilfe des Gauß'schen Satzes:</text:p>
          </draw:text-box>
        </draw:frame>
        <draw:frame draw:style-name="gr2" draw:text-style-name="P2" draw:layer="layout" svg:width="6.311cm" svg:height="1.888cm" svg:x="10.844cm" svg:y="14.755cm">
          <text:p/>
          <draw:object xlink:href="../homogene%20Maxwell-Gleichung%20der%20Magnetostatik%20in%20integraler%20Form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<text:span text:style-name="T18">inhomogene</text:span> Maxwell-Gleichung der Magnetostatik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rot <text:span text:style-name="T1">B</text:span> = <text:span text:style-name="T2">μ</text:span><text:span text:style-name="T28">0</text:span><text:span text:style-name="T3"> </text:span><text:span text:style-name="T8">j</text:span></text:p>
            <text:p><text:span text:style-name="T29"/></text:p>
            <text:p><text:span text:style-name="T29">Mit Hilfe des Stokes'schen Satzes ergibt sich die äquivalente integrale Form:</text:span></text:p>
            <text:p><text:span text:style-name="T29"/></text:p>
            <text:p><text:span text:style-name="T29"/></text:p>
            <text:p><text:span text:style-name="T29"/></text:p>
            <text:p><text:span text:style-name="T29">(</text:span><text:span text:style-name="T16">Ampère'sches Durchflutungsgesetz</text:span><text:span text:style-name="T29">)</text:span></text:p>
          </draw:text-box>
        </draw:frame>
        <draw:frame draw:style-name="gr2" draw:text-style-name="P2" draw:layer="layout" svg:width="10.146cm" svg:height="1.888cm" svg:x="8.926cm" svg:y="12.155cm">
          <text:p/>
          <draw:object xlink:href="../Ampere'sches%20Durchflutungsgesetz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laufen die <text:span text:style-name="T1">A</text:span>-Linien eines geraden Leiter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laufen die <text:span text:style-name="T1">B</text:span>-Linien eines geraden Leiters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In konzentrischen Kreisen um den geraden Leiter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Kraft und welches Drehmoment werden von einer magnetischen Induktion <text:span text:style-name="T1">A</text:span>(<text:span text:style-name="T1">n</text:span>) auf eine Stromdichte <text:span text:style-name="T1">j</text:span>(<text:span text:style-name="T1">n</text:span>) ausgeüb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Kraft und welches Drehmoment werden von einer magnetischen Induktion <text:span text:style-name="T1">B</text:span>(<text:span text:style-name="T1">n</text:span>) auf eine Stromdichte <text:span text:style-name="T1">j</text:span>(<text:span text:style-name="T1">n</text:span>) ausgeüb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8.48cm" svg:height="1.27cm" svg:x="9.759cm" svg:y="9.164cm">
          <text:p/>
          <draw:object xlink:href="../Kraft%20eines%20B-Felds%20auf%20andere%20Stromdichte%20j.odf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2" draw:layer="layout" svg:width="10.845cm" svg:height="1.27cm" svg:x="8.577cm" svg:y="12.964cm">
          <text:p/>
          <draw:object xlink:href="../Drehmoment%20eines%20B-Felds%20auf%20andere%20Stromdichte%20j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Maxwell-Gleichungen der Magnetostatik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24">Was besagt das Ampère'sche Durchflutungsgesetz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t das Vektorpotential mit der Stromdichte zusamm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9.375cm" svg:height="2.192cm" svg:x="9.312cm" svg:y="9.403cm">
          <text:p/>
          <draw:object xlink:href="../Vektorpotential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Eichtransformation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1">A</text:span> ⇒ <text:span text:style-name="T1">A</text:span>' = <text:span text:style-name="T1">A</text:span> + grad <text:span text:style-name="T30">χ</text:span></text:p>
            <text:p/>
            <text:p><text:span text:style-name="T4">χ</text:span> darf dabei eine beliebige skalare Funktion sein, da in jedem Fall</text:p>
            <text:p>rot grad <text:span text:style-name="T4">χ</text:span><text:span text:style-name="T13"> = 0</text:span></text:p>
            <text:p><text:span text:style-name="T13">gil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Coulomb-Eichung festgeleg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v <text:span text:style-name="T1">A</text:span> = 0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folgt aus der inhomogenen Maxwell-Gleichung mit der Coulomb-Eichung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rot <text:span text:style-name="T1">B</text:span> = grad div <text:span text:style-name="T1">A</text:span> − Δ<text:span text:style-name="T1">A</text:span> = −Δ<text:span text:style-name="T1">A</text:span> = μ<text:span text:style-name="T22">0</text:span> <text:span text:style-name="T1">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Grundaufgabe der Magnetostatik.</text:p>
          </draw:text-box>
        </draw:frame>
        <draw:frame presentation:style-name="pr2" draw:layer="layout" svg:width="25.199cm" svg:height="12.179cm" svg:x="1.4cm" svg:y="4.914cm" presentation:class="subtitle">
          <draw:text-box>
            <text:p>Zu <text:span text:style-name="T1">j</text:span> in einem Raumbereich <text:span text:style-name="T4">V</text:span> mit gegebenen Randbedingungen <text:span text:style-name="T4">S</text:span>(<text:span text:style-name="T4">V</text:span>)</text:p>
            <text:p>soll die Lösung der partiellen, inhomogenen, linearen Differenzialgleichung zweiter Ordnung für jede Komponente von <text:span text:style-name="T1">A</text:span> gefunden werden:</text:p>
            <text:p>Δ<text:span text:style-name="T1">A</text:span> = −μ<text:span text:style-name="T22">0</text:span> <text:span text:style-name="T1">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as magnetische Moment einer Stromdichte <text:span text:style-name="T1">j</text:span>(<text:span text:style-name="T1">n</text:span>)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Gestalt hat <text:span text:style-name="T1">A</text:span> hinreichend weit vom <text:span text:style-name="T1">j</text:span> <text:span text:style-name="T31">≠ </text:span>0‑Gebiet entfern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magnetische Moment eines beliebigen, geschlossenen, ebenen Stromkreise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Kraft übt ein homogenes Magnetfeld auf eine stationäre Stromverteilung au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potenzielle Energie besitzt ein magnetisches Moment <text:span text:style-name="T1">m</text:span> im Feld der magnetischen Induktion <text:span text:style-name="T1">A</text:span>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der Magnetisierungsstromdichte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text-style-name="P4" draw:layer="layout" svg:width="25.199cm" svg:height="4.027cm" svg:x="1.4cm" svg:y="0.572cm" presentation:class="title" presentation:user-transformed="true">
          <draw:text-box>
            <text:p><text:span text:style-name="T23">Was versteht man unter der Magnetisierung? Welcher Zusammenhang besteht zwischen Magnetisierung, Magnetfeld und magnetischer Induktion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makroskopischen Maxwell‑Gleichungen der Magnetostatik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text-style-name="P4" draw:layer="layout" svg:width="25.199cm" svg:height="4.027cm" svg:x="1.4cm" svg:y="0.575cm" presentation:class="title" presentation:user-transformed="true">
          <draw:text-box>
            <text:p><text:span text:style-name="T23">Welche Analogien bestehen zwischen den Feldgrößen </text:span><text:span text:style-name="T32">E</text:span><text:span text:style-name="T23">, </text:span><text:span text:style-name="T32">D</text:span><text:span text:style-name="T23"> und </text:span><text:span text:style-name="T32">P</text:span><text:span text:style-name="T23"> der Elektrostatik und </text:span><text:span text:style-name="T32">A</text:span><text:span text:style-name="T23">, </text:span><text:span text:style-name="T32">H</text:span><text:span text:style-name="T23"> und </text:span><text:span text:style-name="T32">M</text:span><text:span text:style-name="T23"> der Magnetostatik? Was sind die eigentlichen Messgrößen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33">Welche physikalische Größe eignet sich besonders gut zur Klassifikation der magnetischen Materialien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24">Wodurch sind Dia- und Paramagnetismus ausgezeichnet, wodurch unterscheiden sie sich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ennen Sie einige typische Merkmale des Ferromagnetismus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Ferri- bzw. Antiferromagnetismu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alten sich <text:span text:style-name="T1">A</text:span> und <text:span text:style-name="T1">H</text:span> an Grenzfläch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text-style-name="P4" draw:layer="layout" svg:width="25.199cm" svg:height="4.027cm" svg:x="1.4cm" svg:y="0.575cm" presentation:class="title" presentation:user-transformed="true">
          <draw:text-box>
            <text:p><text:span text:style-name="T23">Wann ist es sinnvoll, ein skalares, magnetisches Potential zu definieren? Unter welchen Bedingungen genügt dieses einer Laplace- bzw. einer Poisson-Gleichung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as Magnetfeld einer homogen magnetisierten Kugel au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6" svg:font-family="Ebrima"/>
    <style:font-face style:name="Ebrima3" svg:font-family="Ebrima" style:font-adornments="Regular"/>
    <style:font-face style:name="Ebrima4" svg:font-family="Ebrima" style:font-adornments="Standard"/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5" svg:font-family="Ebrima" style:font-pitch="variable"/>
    <style:font-face style:name="Ebrima2" svg:font-family="Ebrima" style:font-adornments="Regular" style:font-pitch="variable"/>
    <style:font-face style:name="Mangal2" svg:font-family="Mangal" style:font-pitch="variable"/>
    <style:font-face style:name="Microsoft YaHei2" svg:font-family="'Microsoft YaHei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ahoma2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Sylfaen1" fo:font-family="Sylfaen" style:font-style-name="Regular" style:font-family-generic="roman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Tahoma2" fo:font-family="Tahoma" style:font-style-name="Regular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3T21:42:33.145000000</meta:creation-date>
    <dc:date>2014-06-18T15:27:15.875000000</dc:date>
    <meta:editing-duration>P0D</meta:editing-duration>
    <meta:editing-cycles>1</meta:editing-cycles>
    <meta:generator>LibreOffice/4.1.4.2$Windows_x86 LibreOffice_project/0a0440ccc0227ad9829de5f46be37cfb6edcf72</meta:generator>
    <meta:document-statistic meta:object-count="240"/>
  </office:meta>
</office:document-meta>
</file>